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Mess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 text:style-name="P1">Overview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team is split into two - Side A and Side B</text:p>
              </text:list-item>
              <text:list-item>
                <text:p>Each side will attempt to send 10 messages to their other side, who will then submit decoded messages</text:p>
              </text:list-item>
              <text:list-item>
                <text:p>There will be an opportunity for tampering</text:p>
              </text:list-item>
              <text:list-item>
                <text:p>Messages will have differing values</text:p>
              </text:list-item>
              <text:list-item>
                <text:p>If a team submits a tampered message, the tampering team gets triple the value of the original messag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hase 1: Planning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Both sides plan how they will encrypt messages</text:p>
              </text:list-item>
              <text:list-item>
                <text:p>Up to 5 can be Caesar cipher, 5 can be key cipher</text:p>
              </text:list-item>
              <text:list-item>
                <text:p>Hint: How can you ensure message integrity?</text:p>
              </text:list-item>
              <text:list-item>
                <text:p>10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hase 2: Encrypting messages</text:p>
          </draw:text-box>
        </draw:frame>
        <draw:frame presentation:style-name="pr7" draw:text-style-name="P1" draw:layer="layout" svg:width="25.199cm" svg:height="12.179cm" svg:x="1.401cm" svg:y="4.572cm" presentation:class="outline" presentation:user-transformed="true">
          <draw:text-box>
            <text:list text:style-name="L2">
              <text:list-item>
                <text:p>Sides will not be able to communicate</text:p>
              </text:list-item>
              <text:list-item>
                <text:p>Encrypt your messages</text:p>
              </text:list-item>
              <text:list-item>
                <text:p>Submit encrypted messages</text:p>
              </text:list-item>
              <text:list-item>
                <text:p>10 minutes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hase 3: Tampering</text:p>
          </draw:text-box>
        </draw:frame>
        <draw:frame presentation:style-name="pr7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You can see other team’s transmitted messages.</text:p>
              </text:list-item>
              <text:list-item>
                <text:p>You can submit additional messages to be received along-side the originals</text:p>
              </text:list-item>
              <text:list-item>
                <text:p>Successfully decoded messages earn points</text:p>
              </text:list-item>
              <text:list-item>
                <text:p>20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hase 4: Decryption</text:p>
          </draw:text-box>
        </draw:frame>
        <draw:frame presentation:style-name="pr7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Decrypt your messages</text:p>
              </text:list-item>
              <text:list-item>
                <text:p>Submitting original messages earn points</text:p>
              </text:list-item>
              <text:list-item>
                <text:p>Submitting altered messages give triple points to the team that altered the mes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coring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Your team’s messages decrypted</text:p>
              </text:list-item>
              <text:list-item>
                <text:p>Opponent message decrypted</text:p>
              </text:list-item>
              <text:list-item>
                <text:p>Triple points: Tampered message accepted by other t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9:39:01.597433454</meta:creation-date>
    <meta:editing-duration>PT13M53S</meta:editing-duration>
    <meta:editing-cycles>3</meta:editing-cycles>
    <meta:generator>LibreOffice/6.4.7.2$Linux_X86_64 LibreOffice_project/40$Build-2</meta:generator>
    <dc:title>Blue Curve</dc:title>
    <dc:date>2021-06-23T11:51:31.040308354</dc:date>
    <meta:document-statistic meta:object-count="62"/>
  </office:meta>
</office:document-meta>
</file>